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fo:font-weight="normal" style:font-weight-asian="normal"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lding a Million Particle System</text:p>
      <text:p text:style-name="P1"/>
      <text:p text:style-name="P1">Introduction</text:p>
      <text:p text:style-name="P2">In real-time physics simulation, a particle refers to an object that has no physical extent. Because of this, collision detection is greatly simplified compared to ordinary triangle meshes or simple 3d objects. This allows a great number of them to be simulated quite cheaply. As a result they are used to simulate effects where there many small, similar elements interacting with the environment or each other. Some effects that can be simulated using particles include smoke, fire, explosions or even some fluid simulations. Broadly speaking, there are two types of particles, stateless and state-preserving. Stateless particles allow a particle's entire state to be determined by the current time. This restricts the type of effects that can be produced, and does not allow the particles behaviour to vary dynamically. State-preserving particles can interact with a dynamic environment at the expense of extra computation and memory, but they often produce more plausible effects than the stateless variety. To simulate complex effects convincingly, a large number of particles need to be simulated. Simulating particles purely on the CPU can restrict the number of particles that can be used in real-time. Since simulating particles can be easily parallelised, using the GPU to perform part or all of the simulation becomes an attractive idea. The work described in this document is primarily based on the technique outlined in “Building a Million Particle System” \cite{million}. In that paper, the author proposes using the GPU to simulate a vast amount of particles, with the target being a million. Since bandwidth between the CPU and the GPU is limited, simulating particles on the CPU and then uploading each particles state information to the GPU is severely restricted. In \cite{million} it is proposed that all the particles state information be stored in graphics memory, and that the particles physical simulation be carried out by the GPU, as well as the rendering of the particles. A detailed discussion of the implementation as described in the original paper as well as the implementation designed <text:s/>as part of this project follows in section {impl}. The original paper appeared at the Game Developer's Conference (GDC) in 2004. At that time, it was possible to simulate one million particles in real-time, but only with few effects, and without using depth sorting.</text:p>
      <text:p text:style-name="P1"/>
      <text:p text:style-name="P1">Implementation</text:p>
      <text:p text:style-name="Standard"><text:span text:style-name="T1">Due to the ever changing nature of graphics APIs, some of the techniques described in \cite{million} are outdated, and many of them are workarounds to achieve a result which is now possible using standard API calls. As a result, some liberty has been taken with replicating the original implementation. Where the two implementations differ, justification will be given for the changes made. </text:span></text:p>
      <text:p text:style-name="Standard"><text:span text:style-name="T1"/></text:p>
      <text:p text:style-name="P5">Particle Data Storage</text:p>
      <text:p text:style-name="P6">The particle state data is stored in textures in graphics memory. Each pixel in the texture corresponds to one particle. Depending on the integration technique, a slightly different storage scheme is used. In \cite{million}, both Euler and Verlet integration are discussed. Using Euler integration the position, velocity and static information for each particle must be stored. With Verlet, the velocity is calculated implicitly, however the position of the particle from the previous iteration must be stored. Since the GPU cannot (reliably) read from and write to a texture simultaneously, a second copy of the particle's state buffer(s) must be stored, and ping-pong rendering is used to update their values. Thus Euler integration requires four 3-component textures to be stored, position and velocity and an extra copy of each. Verlet requires only three textures, the current position, the last position and another copy to write the new position into. In the original paper, the author explains that using Euler, the velocity must be updated in a separate pass, before the position is updated. However most modern graphics hardware supports multiple render targets (MRT). This allows both the position and velocity to be updated in one pass. On modern machines, the two techniques have little to separate them in terms of efficiency. However Verlet can sometimes be more stable, and this is the technique used for this project. The particle state is stored <text:soft-page-break/>as two four-component floating point textures per particle. The entire state is double-buffered for ease of implementation. The original implementation stores the static particle data separately from the dynamic data. However since there are two floating-point components unassigned per particle, there is no need to use any further storage. The static data consists of time of birth of particle, and a particle ID number. This ID number is used as an index into another texture that defines other properties of the particle (lifetime, color, alpha etc.). </text:p>
      <text:p text:style-name="P6"/>
      <text:p text:style-name="P5">Particle Birth/Death</text:p>
      <text:p text:style-name="P6">For a dynamic, state-preserving</text:p>
      <text:p text:style-name="P2"/>
      <text:p text:style-name="P1">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wen Mooney</meta:initial-creator>
    <meta:creation-date>2012-03-31T16:06:13.89</meta:creation-date>
    <dc:date>2012-03-31T22:13:47.32</dc:date>
    <dc:creator>Owen Mooney</dc:creator>
    <meta:editing-duration>PT2H56S</meta:editing-duration>
    <meta:editing-cycles>17</meta:editing-cycles>
    <meta:generator>OpenOffice.org/3.3$Win32 OpenOffice.org_project/330m20$Build-9567</meta:generator>
    <meta:document-statistic meta:table-count="0" meta:image-count="0" meta:object-count="0" meta:page-count="2" meta:paragraph-count="10" meta:word-count="774" meta:character-count="4934"/>
  </office:meta>
</office:document-meta>
</file>